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9372" officeooo:paragraph-rsid="00169372"/>
    </style:style>
    <style:style style:name="P2" style:family="paragraph" style:parent-style-name="Standard">
      <style:text-properties fo:font-weight="bold" officeooo:rsid="00169372" officeooo:paragraph-rsid="00169372" style:font-weight-asian="bold" style:font-weight-complex="bold"/>
    </style:style>
    <style:style style:name="P3" style:family="paragraph" style:parent-style-name="Header">
      <style:text-properties officeooo:rsid="00169372" officeooo:paragraph-rsid="00169372"/>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cheat sheet is designed to help the grader navigate through the game. It will contain useful information on how to get to the end of the game, how to complete the game and other important information.</text:p>
      <text:p text:style-name="P1"/>
      <text:p text:style-name="P2">How to complete the game:</text:p>
      <text:p text:style-name="P1">As stated in the beginning of the game you must get the Red Queen’s Crown and bring it to the door in the Alley. </text:p>
      <text:p text:style-name="P1">This is done by traveling to the court’s, using the “Explore commands” to trigger a battle with the Red Queen and defeating the Red Queen in combat. You will be given the crown and you must run back to the “The talking door” before your thirst and starvation counter run out. The talking door will accept the crown once you use the “Stash” command and you will have won the game. <text:line-break/><text:line-break/><text:span text:style-name="T1">How to get to the end of the game:</text:span></text:p>
      <text:p text:style-name="P1">This is the sequence of locations you need to get to the end of the game:<text:line-break/>Park &gt; Hole &gt; Light &gt; Sign Post Forest &gt; Rabbit’s Den &gt; Queen’s Garden &gt; King’s Web &gt; West &gt; Court</text:p>
      <text:p text:style-name="P1"/>
      <text:p text:style-name="P2">To return to the stash you will need to follow the same plan backwards:</text:p>
      <text:p text:style-name="P1">Court &gt; West &gt; King’s Web &gt; Queen’s Garden &gt; Rabbit’s Den &gt; Sign Post Forest &gt; Alley (Light is changed to location Alley once you enter Alice in Wonderland). </text:p>
      <text:p text:style-name="P1"/>
      <text:p text:style-name="P2">How to exchange special Items:</text:p>
      <text:p text:style-name="P1">In order to get special items, you must exchange a certain item in a certain location. You must use the “use” command to use an item in a special location. These are the following items that can be exchanged and what you get for exchanging them. </text:p>
      <text:p text:style-name="P1"/>
      <text:p text:style-name="P1">Location: Alley + Item: Key = special item</text:p>
      <text:p text:style-name="P1">Location: Court <text:s/>+ Condition: slay the queen = Red Queen’s Crown</text:p>
      <text:p text:style-name="P1">Location: Mad Hatter’s House + Item: Mad Hatter’s Hat = <text:s/>special item</text:p>
      <text:p text:style-name="P1">Location: Queen’s Garden + Item: Red Roze = special information about the g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69372" officeooo:paragraph-rsid="0016937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heat Sheet for Assignment 4 Alice in Wonderland</text:p>
        <text:p text:style-name="MP1">Comp 268</text:p>
        <text:p text:style-name="MP1">Louis Hauteclocqu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09:55:08.112659396</meta:creation-date>
    <dc:date>2021-01-10T10:06:40.248054733</dc:date>
    <meta:editing-duration>PT18S</meta:editing-duration>
    <meta:editing-cycles>1</meta:editing-cycles>
    <meta:document-statistic meta:table-count="0" meta:image-count="0" meta:object-count="0" meta:page-count="1" meta:paragraph-count="16" meta:word-count="335" meta:character-count="1764" meta:non-whitespace-character-count="1438"/>
    <meta:generator>LibreOffice/6.0.7.3$Linux_X86_64 LibreOffice_project/00m0$Build-3</meta:generator>
  </office:meta>
</office:document-meta>
</file>